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5957d" officeooo:paragraph-rsid="0005957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fo:font-size="12pt" officeooo:rsid="0005957d" officeooo:paragraph-rsid="0005957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2pt" officeooo:rsid="0005957d" officeooo:paragraph-rsid="0005957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5957d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05957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5957d"/>
    </style:style>
    <style:style style:name="T2" style:family="text">
      <style:text-properties fo:font-variant="normal" fo:text-transform="none" fo:color="#444444" style:font-name="Open Sa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squisa sobre fibromialgia</text:p>
      <text:p text:style-name="P3"/>
      <text:p text:style-name="P1">A síndrome da fibromialgia (FM) é uma síndrome clínica que se manifesta com dor no corpo todo, principalmente na musculatura. Junto com a dor, a fibromialgia cursa com sintomas de fadiga (cansaço), sono não reparador (a pessoa acorda cansada) e outros sintomas como alterações de memória e atenção, ansiedade, depressão e alterações intestinais. Uma característica da pessoa com FM é a grande sensibilidade ao toque e à compressão da musculatura pelo examinador ou por outras pessoas.</text:p>
      <text:p text:style-name="P4"><text:span text:style-name="T1">O diagnóstico da fibromialgia é clínico, isto é, não se necessitam de exames para comprovar que ela está presente. Se o médico fizer uma boa entrevista clínica, pode fazer o diagnóstico de fibromialgia na primeira consulta e descartar outros problemas.</text:span></text:p>
      <text:p text:style-name="P4">Os critérios de diagnóstico da fibromialgia são:<text:line-break/>a) dor por mais de três meses em todo o corpo e</text:p>
      <text:p text:style-name="P6">b) presença de pontos dolorosos na musculatura (11 pontos, de 18 que estão <text:span text:style-name="T1">preestabelecidos</text:span>).</text:p>
      <text:p text:style-name="P5">Não existe ainda uma causa única conhecida para a fibromialgia, mas já temos algumas pistas porque as pessoas têm esta síndrome. Os estudos mais recentes mostram que os pacientes com fibromialgia apresentam uma sensibilidade maior à dor do que pessoas sem fibromialgia. Na verdade, seria como se o cérebro das pessoas com fibromialgia estivesse com um “termostato” ou um “botão de volume” desregulado, que ativasse todo o sistema nervoso para fazer a pessoa sentir mais dor. Desta maneira, nervos, medula e cérebro fazem que qualquer estímulo doloroso seja aumentado de intensidade.</text:p>
      <text:p text:style-name="P5">A fibromialgia pode aparecer depois de eventos graves na vida de uma pessoa, como um trauma físico, psicológico ou mesmo uma infecção grave. O mais comum é que o quadro comece com uma dor localizada crônica, que progride para envolver todo o corpo. O motivo pelo qual algumas pessoas desenvolvem fibromialgia e outras não ainda é desconheci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52:16.430896769</meta:creation-date>
    <dc:date>2020-10-02T10:57:38.078007776</dc:date>
    <meta:editing-duration>PT5M22S</meta:editing-duration>
    <meta:editing-cycles>1</meta:editing-cycles>
    <meta:document-statistic meta:table-count="0" meta:image-count="0" meta:object-count="0" meta:page-count="1" meta:paragraph-count="7" meta:word-count="300" meta:character-count="1877" meta:non-whitespace-character-count="1584"/>
    <meta:generator>LibreOffice/6.4.6.2$Linux_X86_64 LibreOffice_project/40$Build-2</meta:generator>
  </office:meta>
</office:document-meta>
</file>